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4E000000590F999CE8DAB42A3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Berlin Sans FB" svg:font-family="'Berlin Sans FB'"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svg:font-family="Time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margin-top="0cm" fo:margin-bottom="0.229cm" style:contextual-spacing="false"/>
      <style:text-properties style:font-name="Calibri" style:font-name-complex="Calibri1"/>
    </style:style>
    <style:style style:name="P2" style:family="paragraph" style:parent-style-name="Standard">
      <style:paragraph-properties fo:text-align="justify" style:justify-single-word="false"/>
      <style:text-properties style:font-name="Calibri" style:font-name-complex="Calibri1"/>
    </style:style>
    <style:style style:name="P3" style:family="paragraph" style:parent-style-name="Standard">
      <style:paragraph-properties fo:margin-top="0cm" fo:margin-bottom="0.229cm" style:contextual-spacing="false" fo:text-align="justify" style:justify-single-word="false"/>
      <style:text-properties style:font-name="Calibri" style:font-name-complex="Calibri1"/>
    </style:style>
    <style:style style:name="P4" style:family="paragraph" style:parent-style-name="Footer">
      <style:paragraph-properties fo:margin-top="0cm" fo:margin-bottom="0.229cm" style:contextual-spacing="false" fo:text-align="end" style:justify-single-word="false"/>
    </style:style>
    <style:style style:name="P5" style:family="paragraph" style:parent-style-name="Header">
      <style:paragraph-properties fo:margin-top="0cm" fo:margin-bottom="0.229cm" style:contextual-spacing="false" fo:text-align="center" style:justify-single-word="false"/>
    </style:style>
    <style:style style:name="P6" style:family="paragraph" style:parent-style-name="Frame_20_contents">
      <style:paragraph-properties fo:margin-top="0cm" fo:margin-bottom="0.229cm" style:contextual-spacing="false" fo:text-align="center" style:justify-single-word="false"/>
    </style:style>
    <style:style style:name="P7" style:family="paragraph" style:parent-style-name="Frame_20_contents">
      <style:paragraph-properties fo:text-align="center" style:justify-single-word="false"/>
      <style:text-properties fo:color="#000000" loext:opacity="100%" style:font-name="Calibri" style:font-name-complex="Calibri1"/>
    </style:style>
    <style:style style:name="P8" style:family="paragraph" style:parent-style-name="Frame_20_contents">
      <style:paragraph-properties fo:margin-top="0cm" fo:margin-bottom="0.282cm" style:contextual-spacing="false" fo:line-height="105%" fo:text-align="justify" style:justify-single-word="false" style:border-line-width-top="0.026cm 0.026cm 0.159cm" style:border-line-width-bottom="0.159cm 0.026cm 0.026cm" fo:padding-left="0cm" fo:padding-right="0cm" fo:padding-top="0.353cm" fo:padding-bottom="0.353cm" fo:border-left="none" fo:border-right="none" fo:border-top="6.01pt double #622423" fo:border-bottom="6.01pt double #622423"/>
      <style:text-properties fo:color="#000000" loext:opacity="100%" style:font-name="Calibri" officeooo:rsid="001df2d8" officeooo:paragraph-rsid="001df2d8" style:font-name-complex="Calibri1" style:font-style-complex="italic"/>
    </style:style>
    <style:style style:name="P9" style:family="paragraph" style:parent-style-name="Frame_20_contents">
      <style:paragraph-properties fo:margin-top="0cm" fo:margin-bottom="0cm" style:contextual-spacing="false" style:border-line-width-top="0.026cm 0.026cm 0.159cm" style:border-line-width-bottom="0.159cm 0.026cm 0.026cm" fo:padding-left="0cm" fo:padding-right="0cm" fo:padding-top="0.353cm" fo:padding-bottom="0.353cm" fo:border-left="none" fo:border-right="none" fo:border-top="6.01pt double #622423" fo:border-bottom="6.01pt double #622423"/>
      <style:text-properties fo:color="#000000" loext:opacity="100%" style:font-name="Calibri" fo:font-size="11pt" style:font-size-asian="11pt" style:font-name-complex="Calibri1" style:font-size-complex="11pt" style:font-style-complex="italic"/>
    </style:style>
    <style:style style:name="P10" style:family="paragraph" style:parent-style-name="Frame_20_contents">
      <style:paragraph-properties fo:margin-top="0cm" fo:margin-bottom="0.282cm" style:contextual-spacing="false" style:border-line-width-top="0.026cm 0.026cm 0.159cm" style:border-line-width-bottom="0.159cm 0.026cm 0.026cm" fo:padding-left="0cm" fo:padding-right="0cm" fo:padding-top="0.353cm" fo:padding-bottom="0.353cm" fo:border-left="none" fo:border-right="none" fo:border-top="6.01pt double #622423" fo:border-bottom="6.01pt double #622423"/>
      <style:text-properties fo:color="#000000" loext:opacity="100%" style:font-name="Calibri" fo:font-size="11pt" fo:font-style="italic" style:font-size-asian="11pt" style:font-style-asian="italic" style:font-name-complex="Calibri1" style:font-size-complex="11pt" style:font-style-complex="italic"/>
    </style:style>
    <style:style style:name="P11" style:family="paragraph" style:parent-style-name="Frame_20_contents">
      <style:paragraph-properties fo:margin-top="0cm" fo:margin-bottom="0.282cm" style:contextual-spacing="false" fo:line-height="105%" fo:text-align="justify" style:justify-single-word="false" style:border-line-width-top="0.026cm 0.026cm 0.159cm" style:border-line-width-bottom="0.159cm 0.026cm 0.026cm" fo:padding-left="0cm" fo:padding-right="0cm" fo:padding-top="0.353cm" fo:padding-bottom="0.353cm" fo:border-left="none" fo:border-right="none" fo:border-top="6.01pt double #622423" fo:border-bottom="6.01pt double #622423"/>
      <style:text-properties fo:color="#000000" loext:opacity="100%" officeooo:rsid="001df2d8" officeooo:paragraph-rsid="001df2d8"/>
    </style:style>
    <style:style style:name="P12" style:family="paragraph" style:parent-style-name="Header">
      <style:paragraph-properties fo:text-align="center" style:justify-single-word="false"/>
      <style:text-properties fo:color="#000000" loext:opacity="100%"/>
    </style:style>
    <style:style style:name="P13" style:family="paragraph" style:parent-style-name="Standard">
      <style:paragraph-properties fo:text-align="justify" style:justify-single-word="false"/>
    </style:style>
    <style:style style:name="P14" style:family="paragraph" style:parent-style-name="Standard">
      <style:paragraph-properties fo:line-height="105%" fo:text-align="justify" style:justify-single-word="false"/>
    </style:style>
    <style:style style:name="P15" style:family="paragraph" style:parent-style-name="Frame_20_contents">
      <style:paragraph-properties fo:margin-top="0cm" fo:margin-bottom="0.282cm" style:contextual-spacing="false" fo:line-height="105%" fo:text-align="justify" style:justify-single-word="false" style:border-line-width-top="0.026cm 0.026cm 0.159cm" style:border-line-width-bottom="0.159cm 0.026cm 0.026cm" fo:padding-left="0cm" fo:padding-right="0cm" fo:padding-top="0.353cm" fo:padding-bottom="0.353cm" fo:border-left="none" fo:border-right="none" fo:border-top="6.01pt double #622423" fo:border-bottom="6.01pt double #622423"/>
      <style:text-properties officeooo:paragraph-rsid="001f0aba"/>
    </style:style>
    <style:style style:name="P16" style:family="paragraph" style:parent-style-name="Standard">
      <style:paragraph-properties fo:line-height="105%" fo:text-align="justify" style:justify-single-word="false"/>
      <style:text-properties officeooo:paragraph-rsid="0024b32d"/>
    </style:style>
    <style:style style:name="P17" style:family="paragraph" style:parent-style-name="Frame_20_contents">
      <style:paragraph-properties fo:margin-top="0cm" fo:margin-bottom="0.229cm" style:contextual-spacing="false"/>
    </style:style>
    <style:style style:name="P18" style:family="paragraph" style:parent-style-name="Header">
      <style:paragraph-properties fo:text-align="center" style:justify-single-word="false"/>
      <style:text-properties style:font-name="Calibri" fo:font-style="italic" officeooo:rsid="0020d94d" style:font-style-asian="italic" style:font-name-complex="Calibri1"/>
    </style:style>
    <style:style style:name="P19" style:family="paragraph" style:parent-style-name="Standard" style:master-page-name="First_20_Page">
      <style:paragraph-properties style:page-number="auto"/>
      <style:text-properties style:font-name="Calibri" fo:font-size="14pt" style:font-size-asian="14pt" style:font-name-complex="Calibri1" style:font-size-complex="14pt"/>
    </style:style>
    <style:style style:name="P20" style:family="paragraph" style:parent-style-name="Standard">
      <style:paragraph-properties fo:line-height="105%" fo:text-align="justify" style:justify-single-word="false"/>
    </style:style>
    <style:style style:name="P21" style:family="paragraph">
      <loext:graphic-properties draw:fill="none"/>
      <style:paragraph-properties fo:text-align="start"/>
      <style:text-properties fo:color="#000000" loext:opacity="100%" loext:color-lum-mod="100%" loext:color-lum-off="0%" fo:font-size="18pt"/>
    </style:style>
    <style:style style:name="P22" style:family="paragraph">
      <loext:graphic-properties draw:fill="solid" draw:fill-color="#b8cce4"/>
      <style:paragraph-properties fo:text-align="start"/>
      <style:text-properties fo:color="#000000" loext:opacity="100%" loext:color-lum-mod="100%" loext:color-lum-off="0%" fo:font-size="18pt"/>
    </style:style>
    <style:style style:name="P23" style:family="paragraph">
      <loext:graphic-properties draw:fill="solid" draw:fill-color="#b8cce4"/>
      <style:paragraph-properties fo:text-align="start"/>
    </style:style>
    <style:style style:name="P24" style:family="paragraph">
      <loext:graphic-properties draw:fill="none"/>
      <style:paragraph-properties fo:text-align="start"/>
      <style:text-properties fo:font-size="10pt"/>
    </style:style>
    <style:style style:name="T1" style:family="text">
      <style:text-properties style:font-name="Berlin Sans FB" fo:font-size="11pt" style:font-size-asian="11pt" style:font-size-complex="11pt"/>
    </style:style>
    <style:style style:name="T2" style:family="text">
      <style:text-properties style:font-name="Berlin Sans FB" fo:font-size="11pt" officeooo:rsid="0020d94d" style:font-size-asian="11pt" style:font-size-complex="11pt"/>
    </style:style>
    <style:style style:name="T3" style:family="text">
      <style:text-properties style:font-name="Berlin Sans FB" fo:font-size="14pt" style:font-size-asian="14pt" style:font-size-complex="14pt"/>
    </style:style>
    <style:style style:name="T4" style:family="text">
      <style:text-properties style:font-name="Berlin Sans FB" fo:font-size="9pt" style:font-size-asian="9pt" style:font-size-complex="9pt"/>
    </style:style>
    <style:style style:name="T5" style:family="text">
      <style:text-properties style:font-name="Berlin Sans FB" fo:font-size="9pt" officeooo:rsid="0020d94d" style:font-size-asian="9pt" style:font-size-complex="9pt"/>
    </style:style>
    <style:style style:name="T6" style:family="text">
      <style:text-properties fo:color="#00b0f0" loext:opacity="100%" style:font-name="Berlin Sans FB" fo:font-size="14pt" style:font-size-asian="14pt" style:font-size-complex="14pt"/>
    </style:style>
    <style:style style:name="T7" style:family="text">
      <style:text-properties style:font-name="Calibri" fo:font-style="italic" style:font-style-asian="italic" style:font-name-complex="Calibri1"/>
    </style:style>
    <style:style style:name="T8" style:family="text">
      <style:text-properties style:font-name="Calibri" fo:font-style="italic" style:font-style-asian="italic" style:font-name-complex="Calibri1" style:font-style-complex="italic"/>
    </style:style>
    <style:style style:name="T9" style:family="text">
      <style:text-properties style:font-name="Calibri" fo:font-style="italic" officeooo:rsid="0026a45d" style:font-style-asian="italic" style:font-name-complex="Calibri1" style:font-style-complex="italic"/>
    </style:style>
    <style:style style:name="T10" style:family="text">
      <style:text-properties style:font-name="Calibri" fo:font-style="italic" officeooo:rsid="002af465" style:font-style-asian="italic" style:font-name-complex="Calibri1"/>
    </style:style>
    <style:style style:name="T11" style:family="text">
      <style:text-properties style:font-name="Calibri" fo:font-size="14pt" style:font-size-asian="14pt" style:font-name-complex="Calibri1" style:font-size-complex="14pt"/>
    </style:style>
    <style:style style:name="T12" style:family="text">
      <style:text-properties style:font-name="Calibri" fo:font-size="14pt" officeooo:rsid="001cb7c0" style:font-size-asian="14pt" style:font-name-complex="Calibri1" style:font-size-complex="14pt"/>
    </style:style>
    <style:style style:name="T13" style:family="text">
      <style:text-properties style:font-name="Calibri" style:font-name-complex="Calibri1"/>
    </style:style>
    <style:style style:name="T14" style:family="text">
      <style:text-properties style:font-name="Calibri" style:font-name-complex="Calibri1" style:font-style-complex="italic"/>
    </style:style>
    <style:style style:name="T15" style:family="text">
      <style:text-properties style:font-name="Calibri" officeooo:rsid="0024b32d" style:font-name-complex="Calibri1"/>
    </style:style>
    <style:style style:name="T16" style:family="text">
      <style:text-properties style:font-name="Calibri" officeooo:rsid="0026a45d" style:font-name-complex="Calibri1"/>
    </style:style>
    <style:style style:name="T17" style:family="text">
      <style:text-properties style:font-name="Calibri" officeooo:rsid="0027f7ac" style:font-name-complex="Calibri1"/>
    </style:style>
    <style:style style:name="T18" style:family="text">
      <style:text-properties style:font-name="Calibri" officeooo:rsid="0029e46f" style:font-name-complex="Calibri1"/>
    </style:style>
    <style:style style:name="T19" style:family="text">
      <style:text-properties style:font-name="Calibri" officeooo:rsid="002af465" style:font-name-complex="Calibri1"/>
    </style:style>
    <style:style style:name="T20" style:family="text">
      <style:text-properties style:font-name="Calibri" officeooo:rsid="002cce5c" style:font-name-complex="Calibri1"/>
    </style:style>
    <style:style style:name="T21" style:family="text">
      <style:text-properties style:font-name="Calibri" officeooo:rsid="00309822" style:font-name-complex="Calibri1"/>
    </style:style>
    <style:style style:name="T22" style:family="text">
      <style:text-properties style:font-name="Calibri" officeooo:rsid="0039f2a3" style:font-name-complex="Calibri1"/>
    </style:style>
    <style:style style:name="T23" style:family="text">
      <style:text-properties style:font-name="Calibri" officeooo:rsid="003b2adf" style:font-name-complex="Calibri1"/>
    </style:style>
    <style:style style:name="T24" style:family="text">
      <style:text-properties style:font-name="Calibri" officeooo:rsid="003cec9c" style:font-name-complex="Calibri1"/>
    </style:style>
    <style:style style:name="T25" style:family="text">
      <style:text-properties style:font-name="Calibri" officeooo:rsid="0033b8ec" style:font-name-complex="Calibri1"/>
    </style:style>
    <style:style style:name="T26" style:family="text">
      <style:text-properties style:font-name="Calibri" fo:font-style="normal" style:font-style-asian="normal" style:font-name-complex="Calibri1"/>
    </style:style>
    <style:style style:name="T27" style:family="text">
      <style:text-properties style:font-name="Calibri" fo:font-style="normal" officeooo:rsid="002279b3" style:font-style-asian="normal" style:font-name-complex="Calibri1"/>
    </style:style>
    <style:style style:name="T28" style:family="text">
      <style:text-properties style:font-name="Calibri" fo:font-style="normal" officeooo:rsid="0033b8ec" style:font-style-asian="normal" style:font-name-complex="Calibri1"/>
    </style:style>
    <style:style style:name="T29" style:family="text">
      <style:text-properties fo:color="#000000" loext:opacity="100%" style:font-name="Calibri" style:font-name-complex="Calibri1"/>
    </style:style>
    <style:style style:name="T30" style:family="text">
      <style:text-properties fo:color="#000000" loext:opacity="100%" style:font-name="Calibri" officeooo:rsid="001cfea0" style:font-name-complex="Calibri1"/>
    </style:style>
    <style:style style:name="T31" style:family="text">
      <style:text-properties fo:color="#000000" loext:opacity="100%" style:font-name="Calibri" style:font-name-complex="Calibri1" style:font-style-complex="italic"/>
    </style:style>
    <style:style style:name="T32" style:family="text">
      <style:text-properties fo:color="#000000" loext:opacity="100%" style:font-name="Calibri" officeooo:rsid="001f0aba" style:font-name-complex="Calibri1" style:font-style-complex="italic"/>
    </style:style>
    <style:style style:name="T33" style:family="text">
      <style:text-properties fo:color="#000000" loext:opacity="100%" style:font-name="Calibri" officeooo:rsid="00309822" style:font-name-complex="Calibri1" style:font-style-complex="italic"/>
    </style:style>
    <style:style style:name="T34" style:family="text">
      <style:text-properties fo:color="#000000" loext:opacity="100%" style:font-name="Calibri" fo:font-size="8pt" style:font-size-asian="8pt" style:font-name-complex="Calibri1" style:font-size-complex="8pt"/>
    </style:style>
    <style:style style:name="T35" style:family="text">
      <style:text-properties fo:color="#000000" loext:opacity="100%" style:font-name="Calibri" fo:font-size="8pt" officeooo:rsid="001cfea0" style:font-size-asian="8pt" style:font-name-complex="Calibri1" style:font-size-complex="8pt"/>
    </style:style>
    <style:style style:name="T36" style:family="text">
      <style:text-properties officeooo:rsid="0022c16f"/>
    </style:style>
    <style:style style:name="T37" style:family="text">
      <style:text-properties officeooo:rsid="002a43c5"/>
    </style:style>
    <style:style style:name="T38" style:family="text">
      <style:text-properties officeooo:rsid="002af09c"/>
    </style:style>
    <style:style style:name="T39" style:family="text">
      <style:text-properties officeooo:rsid="002af465"/>
    </style:style>
    <style:style style:name="T40" style:family="text">
      <style:text-properties officeooo:rsid="002e1f8e"/>
    </style:style>
    <style:style style:name="T41" style:family="text">
      <style:text-properties officeooo:rsid="002eb79d"/>
    </style:style>
    <style:style style:name="T42" style:family="text">
      <style:text-properties officeooo:rsid="00309822"/>
    </style:style>
    <style:style style:name="T43" style:family="text">
      <style:text-properties officeooo:rsid="003242e6"/>
    </style:style>
    <style:style style:name="T44" style:family="text">
      <style:text-properties officeooo:rsid="0033b8ec"/>
    </style:style>
    <style:style style:name="T45" style:family="text">
      <style:text-properties officeooo:rsid="0034e6eb"/>
    </style:style>
    <style:style style:name="T46" style:family="text">
      <style:text-properties officeooo:rsid="0036c8db"/>
    </style:style>
    <style:style style:name="T47" style:family="text">
      <style:text-properties fo:font-size="14pt" style:font-size-asian="14pt" style:font-size-complex="14pt"/>
    </style:style>
    <style:style style:name="T48" style:family="text">
      <style:text-properties fo:font-size="14pt" officeooo:rsid="002279b3" style:font-size-asian="14pt" style:font-size-complex="14pt"/>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cm" draw:fill="none" loext:fill-use-slide-background="false" draw:textarea-vertical-align="top" draw:auto-grow-height="false" fo:min-height="0.49cm" fo:min-width="5.614cm" fo:padding-top="0.254cm" fo:padding-bottom="0.254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solid" draw:fill-color="#b8cce4" draw:textarea-vertical-align="top" draw:auto-grow-height="false" fo:min-height="16.953cm" fo:min-width="5.369cm" fo:padding-top="0.635cm" fo:padding-bottom="0.635cm" fo:padding-left="0.635cm" fo:padding-right="0.635cm" fo:wrap-option="wrap" fo:margin-left="0.312cm" fo:margin-right="0.319cm" fo:margin-top="0cm" fo:margin-bottom="0cm"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3" style:family="graphic" style:parent-style-name="Frame">
      <style:graphic-properties draw:stroke="none" svg:stroke-width="0cm" draw:fill="none" loext:fill-use-slide-background="false" draw:textarea-vertical-align="middle" draw:auto-grow-height="false" fo:min-height="3.792cm" fo:min-width="15.52cm" fo:padding-top="0.762cm" fo:padding-bottom="0.762cm" fo:padding-left="0.762cm" fo:padding-right="0.762cm" fo:wrap-option="wrap" fo:margin-left="0.314cm" fo:margin-right="0.319cm" fo:margin-top="0.25cm" fo:margin-bottom="0.256cm" style:run-through="foreground" style:wrap="parallel"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4" style:family="graphic">
      <style:graphic-properties fo:margin-left="0.302cm" fo:margin-right="0.335cm" fo:margin-top="0cm" fo:margin-bottom="0.028cm" style:run-through="background" style:wrap="none" style:vertical-pos="from-top" style:vertical-rel="line" style:horizontal-pos="from-left" style:horizontal-rel="page" draw:wrap-influence-on-position="once-concurrent" loext:allow-overlap="true" style:flow-with-text="false"/>
    </style:style>
    <style:style style:name="gr5" style:family="graphic" style:parent-style-name="Frame">
      <style:graphic-properties draw:stroke="none" svg:stroke-width="0cm" draw:fill="solid" draw:fill-color="#b8cce4" draw:textarea-vertical-align="top" draw:auto-grow-height="false" fo:min-height="0.764cm" fo:min-width="13.917cm" fo:padding-top="0cm" fo:padding-bottom="0cm" fo:padding-left="0cm" fo:padding-right="0cm" fo:wrap-option="wrap" style:run-through="background"/>
    </style:style>
    <style:style style:name="gr6" style:family="graphic">
      <style:graphic-properties draw:stroke="solid" svg:stroke-width="0.026cm" svg:stroke-color="#595959" draw:stroke-linejoin="miter" draw:fill="none" loext:fill-use-slide-background="false" draw:textarea-vertical-align="top" draw:auto-grow-height="false" fo:min-height="0.967cm" fo:min-width="15.529cm" fo:padding-top="0cm" fo:padding-bottom="0cm" fo:padding-left="0cm" fo:padding-right="0cm"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custom-shape text:anchor-type="char" draw:z-index="2" draw:name="Rectangle 2" draw:style-name="gr3" draw:text-style-name="P21" svg:width="17.043cm" svg:height="5.315cm" svg:x="-0.677cm" svg:y="-1.868cm"><text:p text:style-name="P12"><text:span text:style-name="T12">Intelligent OpenShift S</text:span><text:span text:style-name="T11">ystems </text:span><text:span text:style-name="T12">M</text:span><text:span text:style-name="T11">anagement </text:span><text:span text:style-name="T12">and Control</text:span></text:p><text:p text:style-name="P7"/><text:p text:style-name="P6"><text:span text:style-name="T29">As systems need to become more reliable while increasing in complexity, a self-organizing machine with the ability to be monitored intersecting its decision-making process is a strong solution. </text:span><text:span text:style-name="T30">The problem is that, eventually, OpenShift systems will become too complex for human teams to manage them properly.</text:span></text:p><draw:enhanced-geometry draw:mirror-horizontal="tru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 draw:name="Text Box 3" draw:style-name="gr2" draw:text-style-name="P22" svg:width="6.638cm" svg:height="18.222cm" svg:x="1.533cm" svg:y="6.72cm"><text:p text:style-name="P9">Dr. Christopher A. Tucker</text:p><text:p text:style-name="P10">Cartheur Research, B.V.</text:p><text:p text:style-name="P11"><text:span text:style-name="T14">It is a widely-accepted view that control systems like containerization grouped into clusters given their orient in computing environments is the </text:span><text:span text:style-name="T8">de facto</text:span><text:span text:style-name="T14"> method. This transition can be clearly illustrated in organizations evolving from CD v1 to a more loosely-coupled CD v2.</text:span></text:p><text:p text:style-name="P8">While the move to applications in container “farms” and the addition of bazel toolsets for distroless imaging mitigates complexity in build and deployment of developer apps, the next-step is to attending to the monitoring.</text:p><text:p text:style-name="P8">Monitoring, tuning, and optimization are the most requisite processes to contemplate as since we have decided how to best develop and deploy our customer’s applications, given their necessary configuration, leaves us with how to judge performance, tune the cluster to tweak moving toward a state of systematic equ<text:span text:style-name="T42">i</text:span>librium, where the platform is essentially self-guiding.</text:p><text:p text:style-name="P15"><text:span text:style-name="T31">This white paper describes </text:span><text:span text:style-name="T32">a technology that has an OpenShift system moving toward systematic equilibr</text:span><text:span text:style-name="T33">i</text:span><text:span text:style-name="T32">um by leveraging AI written through the lens of cybernetic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 draw:name="Text Box 6" draw:style-name="gr1" draw:text-style-name="P21" svg:width="6.121cm" svg:height="0.997cm" svg:x="4.064cm" svg:y="-0.993cm"><text:p text:style-name="P17"><text:span text:style-name="T34">© The Cartheur Company, </text:span><text:span text:style-name="T35">December</text:span><text:span text:style-name="T34"> 2022, v1.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Introduction</text:p>
      <text:p text:style-name="P13"><text:span text:style-name="T17">This organization </text:span><text:span text:style-name="T18">is forward-looking to absorbing its future impacts by smartly investing in the development of technologies learning toward an </text:span><text:span text:style-name="T24">o</text:span><text:span text:style-name="T18">pen-</text:span><text:span text:style-name="T24">s</text:span><text:span text:style-name="T18">ource posture</text:span><text:span text:style-name="T13">. </text:span><text:span text:style-name="T18">We have achieved great things by the implementation of distroless as a key component of CD2.0; with the increasing complexity of system evolution, given that developers have the power to have their programs express meaning much more effectively than with CD1.0, it is inevitable to assume this complexity should be addressed sooner than later.</text:span></text:p>
      <text:p text:style-name="P2">In <text:span text:style-name="T37">the current configurations of OpenShift, there are many opportunities to collect performance data</text:span> <text:span text:style-name="T37">and extrapolate meaning of how the system behaves over time in order to reflect the right container resources (cpu, memory, storage) mitigated by operations to “find” the right balance. </text:span><text:span text:style-name="T38">In common practice, discovery of this changing cumulative metric, a differential equation, is done by hand and not by a learning algorithm</text:span>. <text:span text:style-name="T39">As systems grow in complexity, monitoring of this complex state becomes more critical as the guesswork of the past no longer applies to the model.</text:span></text:p>
      <text:p text:style-name="P13"><text:span text:style-name="T13">The </text:span><text:span text:style-name="T19">offering</text:span><text:span text:style-name="T13">, informally called an </text:span><text:span text:style-name="T7">a</text:span><text:span text:style-name="T10">eon</text:span><text:span text:style-name="T13">, is a disembodied form of a guise. A guise is a template personality </text:span><text:span text:style-name="T19">that is tasked to perform certain complex analytical </text:span><text:span text:style-name="T20">work on cluster performance data first looking for trends, but then upon compartmentalization by our own patented techniques, the aeon adapts and can self-regulate the clusters it is tasked with while aiding in disaster mitigation in times of emergency</text:span><text:span text:style-name="T13">. </text:span><text:span text:style-name="T20">Over time, by remembering and incorporating new data into its computations, it can also inform humans of what it is doing or if it should request a decision confirmation.</text:span></text:p>
      <text:p text:style-name="P2"><text:span text:style-name="T40">Maintenance of this is accomplished by its architecture: It is an application provided as a container that can be deployed into the cluster it is to analyze, optimize, or dry-decision-run metrical data. </text:span><text:span text:style-name="T41">Configuration is done as a part of deployment; how much autonomous control is staged so that humans can see and become more comfortable with how the aeon works and responds</text:span>. <text:span text:style-name="T41">A dialogue-based terminal is available in the container where engineers can ask it human-like questions: “How has server C01-03D performed since the last analysis?” and “Can we adjust C02-02P to prefer performance over data-checking?”.</text:span></text:p>
      <text:p text:style-name="P2"><text:span text:style-name="T41">It is inevitable that organizatio</text:span><text:span text:style-name="T43">n</text:span><text:span text:style-name="T41">s using OpenShift will hit by this giant technological stumble: </text:span><text:span text:style-name="T43">Control out of scope of human capability but not out of human oversight</text:span><text:span text:style-name="T41">. People who believe that people can solve this problem are completely correct: </text:span><text:span text:style-name="T43">However, </text:span><text:span text:style-name="T41">those who believe humans can technically </text:span><text:span text:style-name="T43">address it </text:span><text:span text:style-name="T41">are putting the</text:span><text:span text:style-name="T43">ir</text:span><text:span text:style-name="T41"> </text:span><text:span text:style-name="T43">future</text:span><text:span text:style-name="T41"> systems at risk</text:span>.</text:p>
      <text:p text:style-name="P2"><text:soft-page-break/><text:span text:style-name="T47">What </text:span><text:span text:style-name="T48">means intelligent OpenShift</text:span><text:span text:style-name="T47">?</text:span></text:p>
      <text:p text:style-name="P14"><text:span text:style-name="T25">The existential challenge is e</text:span><text:span text:style-name="T21">quilibrium, </text:span><text:span text:style-name="T25">pure and simple</text:span><text:span text:style-name="T13">. </text:span><text:span text:style-name="T25">It has been a stable in the field of cybernetics for decades but only now with the sophistication of open-source machine-learning tools can such ideas be implemented.</text:span></text:p>
      <text:p text:style-name="P14"><text:span text:style-name="T28"/></text:p>
      <text:p text:style-name="P14"><text:span text:style-name="T22">An “intelligent” OpenShift lies in the components in purple shades and in the layers in green shades</text:span><text:span text:style-name="T21">, </text:span><text:span text:style-name="T22">the blocks in white are the existing components in cluster; where data is coming from and where information is flowing toward. </text:span><text:span text:style-name="T23">The orange components are “data-preconditioning” output and processed from a GitOps-solution kind of software.</text:span></text:p>
      <text:p text:style-name="P16"><text:span text:style-name="T13">The </text:span><text:span text:style-name="T15">intellectual foundations of this </text:span><text:span text:style-name="T13">technology </text:span><text:span text:style-name="T15">lie in the domain of cybernetics, outside of comptuer science.</text:span><text:span text:style-name="T13"> This is important, as </text:span><text:span text:style-name="T16">people trying to design by computer science will miss many critical points by having access to research in behaviourial problems outside the </text:span><text:span text:style-name="T13">academic </text:span><text:span text:style-name="T16">scope of understood </text:span><text:span text:style-name="T13">scope and application of computable problems. Our particular contribution </text:span><text:span text:style-name="T16">is the introduction of a feedback-weighted agent software with an interactive interface consequentially trained and reinforced on live metrics from the servers it is set to pay attention where the workflow patterns create a </text:span><text:span text:style-name="T13">model </text:span><text:span text:style-name="T16">as an </text:span><text:span text:style-name="T13">artificial structure. The model is defined in such a way that its approach to reasoning about its environment </text:span><text:span text:style-name="T7">a priori</text:span><text:span text:style-name="T13"> will yield the method of analysis for an interpretation </text:span><text:span text:style-name="T7">a posteriori</text:span><text:span text:style-name="T13"> of meaning resembling a unique execution of pathways resulting in its reasoning facilities, </text:span><text:span text:style-name="T16">forming an </text:span><text:span text:style-name="T9">understanding</text:span><text:span text:style-name="T16"> how the clusters behave over their lifetime and can therefore optimize them toward operational equilibrium</text:span><text:span text:style-name="T13">.</text:span></text:p>
      <text:p text:style-name="P3">Here at Cartheur, we are very excited about <text:span text:style-name="T36">this proposal</text:span>. It has been a challenging area of research that has taught us not only about humanity but the concept of life in a very general sense. A lot of research, thought, expression, and love have gone into developing emotional toys and we hope you enjoy interacting and living with them as we had in designing and building the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Berlin Sans FB" svg:font-family="'Berlin Sans FB'"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svg:font-family="Time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29cm" style:contextual-spacing="false"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0pt" fo:language="en" fo:country="US"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ucida Sans" style:font-family-complex="'Lucida Sans'" style:font-family-generic-complex="system" style:font-pitch-complex="variable" style:language-complex="zxx" style:country-complex="none"/>
    </style:style>
    <style:style style:name="Heading_20_1" style:display-name="Heading 1" style:family="paragraph" style:parent-style-name="Standard" style:next-style-name="Standard" loext:linked-style-name="Heading_20_1_20_Char" style:default-outline-level="1" style:list-style-name="WWNum2" style:list-level="1" style:class="text">
      <style:paragraph-properties fo:margin-top="0.353cm" fo:margin-bottom="0.423cm" style:contextual-spacing="false" fo:break-before="page" fo:keep-with-next="always"/>
      <style:text-properties fo:font-size="14pt" fo:font-weight="bold" style:letter-kerning="true" style:font-name-asian="Times" style:font-family-asian="Times" style:font-family-generic-asian="system" style:font-pitch-asian="variable" style:font-size-asian="14pt" style:font-weight-asian="bold" style:font-size-complex="14pt"/>
    </style:style>
    <style:style style:name="Heading_20_2" style:display-name="Heading 2" style:family="paragraph" style:next-style-name="Standard" loext:linked-style-name="Heading_20_2_20_Char" style:default-outline-level="2" style:list-style-name="WWNum2" style:list-level="2" style:class="text">
      <style:paragraph-properties fo:margin-top="0.635cm" fo:margin-bottom="0.423cm" style:contextual-spacing="false" fo:line-height="0.501cm" fo:text-align="start" style:justify-single-word="false" fo:orphans="2" fo:widows="2" fo:hyphenation-ladder-count="no-limit" fo:keep-with-next="always" style:writing-mode="lr-tb">
        <style:tab-stops>
          <style:tab-stop style:position="0cm"/>
        </style:tab-stops>
      </style:paragraph-properties>
      <style:text-properties style:use-window-font-color="true" loext:opacity="0%" style:font-name="Arial" fo:font-family="Arial" style:font-family-generic="roman" style:font-pitch="variable" fo:font-size="11pt" fo:language="en" fo:country="US" fo:font-weight="bold" style:letter-kerning="false" style:font-name-asian="Times" style:font-family-asian="Times"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_20_3" style:display-name="Heading 3" style:family="paragraph" style:parent-style-name="Standard" style:next-style-name="Standard" loext:linked-style-name="Heading_20_3_20_Char" style:default-outline-level="3" style:list-style-name="WWNum2" style:list-level="3" style:class="text">
      <style:paragraph-properties fo:margin-top="0.423cm" fo:margin-bottom="0.423cm" style:contextual-spacing="false" fo:line-height="0.501cm" fo:keep-with-next="always"/>
      <style:text-properties fo:font-size="11pt" fo:language="de" fo:country="DE" fo:font-weight="bold" style:letter-kerning="true" style:font-name-asian="Times" style:font-family-asian="Times" style:font-family-generic-asian="system" style:font-pitch-asian="variable" style:font-size-asian="11pt" style:rfc-language-tag-asian="x-none" style:font-weight-asian="bold" style:font-size-complex="11pt"/>
    </style:style>
    <style:style style:name="Heading_20_4" style:display-name="Heading 4" style:family="paragraph" style:parent-style-name="Standard" style:next-style-name="Standard" loext:linked-style-name="Heading_20_4_20_Char" style:default-outline-level="4" style:list-style-name="WWNum2" style:list-level="4" style:class="text">
      <style:paragraph-properties fo:margin-top="0.212cm" fo:margin-bottom="0.212cm" style:contextual-spacing="false" fo:line-height="0.501cm" fo:keep-with-next="always">
        <style:tab-stops>
          <style:tab-stop style:position="0cm"/>
          <style:tab-stop style:position="1.235cm"/>
        </style:tab-stops>
      </style:paragraph-properties>
      <style:text-properties style:text-underline-style="solid" style:text-underline-width="auto" style:text-underline-color="font-color" fo:font-weight="bold" style:letter-kerning="true" style:font-name-asian="Times" style:font-family-asian="Times" style:font-family-generic-asian="system" style:font-pitch-asian="variable" style:font-weight-asian="bold" style:font-size-complex="11pt"/>
    </style:style>
    <style:style style:name="Heading_20_5" style:display-name="Heading 5" style:family="paragraph" style:parent-style-name="Heading_20_4" style:next-style-name="Standard" loext:linked-style-name="Heading_20_5_20_Char" style:default-outline-level="5" style:list-style-name="Outline" style:list-level="5" style:class="text">
      <style:paragraph-properties>
        <style:tab-stops>
          <style:tab-stop style:position="0cm"/>
          <style:tab-stop style:position="1.229cm"/>
        </style:tab-stops>
      </style:paragraph-properties>
      <style:text-properties style:text-underline-style="none"/>
    </style:style>
    <style:style style:name="Heading_20_6" style:display-name="Heading 6" style:family="paragraph" style:parent-style-name="Heading_20_5" style:next-style-name="Standard" loext:linked-style-name="Heading_20_6_20_Char" style:default-outline-level="6" style:list-style-name="Outline" style:list-level="6" style:class="text">
      <style:text-properties fo:font-style="italic" fo:font-weight="normal" style:font-style-asian="italic" style:font-weight-asian="normal"/>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423cm" fo:margin-bottom="0.106cm" style:contextual-spacing="false"/>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423cm" fo:margin-bottom="0.106cm" style:contextual-spacing="false"/>
      <style:text-properties fo:font-style="italic" style:font-style-asian="italic"/>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423cm" fo:margin-bottom="0.106cm" style:contextual-spacing="false"/>
      <style:text-properties fo:font-size="9pt" fo:font-style="italic" style:font-size-asian="9pt" style:font-style-asian="italic"/>
    </style:style>
    <style:style style:name="caption" style:family="paragraph" style:parent-style-name="Standard" style:next-style-name="Standard">
      <style:text-properties fo:font-size="8pt" fo:font-style="italic" fo:font-weight="bold" style:font-size-asian="8pt" style:font-style-asian="italic" style:font-weight-asian="bold"/>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style:tab-stops>
          <style:tab-stop style:position="8.255cm" style:type="center"/>
          <style:tab-stop style:position="16.51cm" style:type="right"/>
        </style:tab-stops>
      </style:paragraph-properties>
    </style:style>
    <style:style style:name="Balloon_20_Text" style:display-name="Balloon Text" style:family="paragraph" style:parent-style-name="Standard" loext:linked-style-name="Balloon_20_Text_20_Char">
      <style:paragraph-properties fo:margin-top="0cm" fo:margin-bottom="0cm"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Standard" loext:linked-style-name="Footnote_20_Text_20_Char" style:class="extra"/>
    <style:style style:name="List_20_Paragraph" style:display-name="List Paragraph" style:family="paragraph" style:parent-style-name="Standard">
      <style:paragraph-properties fo:margin-left="1.27cm" fo:margin-right="0cm" fo:margin-top="0cm" fo:margin-bottom="0.229cm" style:contextual-spacing="true" fo:text-indent="0cm"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loext:linked-style-name="Heading_20_1">
      <style:text-properties style:font-name="Arial" fo:font-family="Arial" style:font-family-generic="roman" style:font-pitch="variable" fo:font-size="14pt" fo:language="de" fo:country="DE" fo:font-weight="bold" style:letter-kerning="true" style:font-name-asian="Times" style:font-family-asian="Times" style:font-family-generic-asian="system" style:font-pitch-asian="variable" style:font-size-asian="14pt" style:font-weight-asian="bold" style:font-size-complex="14pt"/>
    </style:style>
    <style:style style:name="Heading_20_2_20_Char" style:display-name="Heading 2 Char" style:family="text" loext:linked-style-name="Heading_20_2">
      <style:text-properties style:font-name="Arial" fo:font-family="Arial" style:font-family-generic="roman" style:font-pitch="variable" fo:font-size="11pt" fo:language="en" fo:country="US" fo:font-weight="bold" style:font-name-asian="Times" style:font-family-asian="Times" style:font-family-generic-asian="system" style:font-pitch-asian="variable" style:font-size-asian="11pt" style:language-asian="en" style:country-asian="US" style:font-weight-asian="bold" style:font-size-complex="11pt" style:language-complex="ar" style:country-complex="SA"/>
    </style:style>
    <style:style style:name="Heading_20_3_20_Char" style:display-name="Heading 3 Char" style:family="text" loext:linked-style-name="Heading_20_3">
      <style:text-properties style:font-name="Arial" fo:font-family="Arial" style:font-family-generic="roman" style:font-pitch="variable" fo:font-size="11pt" fo:language="de" fo:country="DE" fo:font-weight="bold" style:letter-kerning="true" style:font-name-asian="Times" style:font-family-asian="Times" style:font-family-generic-asian="system" style:font-pitch-asian="variable" style:font-size-asian="11pt" style:font-weight-asian="bold" style:font-size-complex="11pt"/>
    </style:style>
    <style:style style:name="Heading_20_4_20_Char" style:display-name="Heading 4 Char" style:family="text" loext:linked-style-name="Heading_20_4">
      <style:text-properties style:font-name="Arial" fo:font-family="Arial" style:font-family-generic="roman" style:font-pitch="variable" fo:language="de" fo:country="DE" style:text-underline-style="solid" style:text-underline-width="auto" style:text-underline-color="font-color" fo:font-weight="bold" style:letter-kerning="true" style:font-name-asian="Times" style:font-family-asian="Times" style:font-family-generic-asian="system" style:font-pitch-asian="variable" style:font-weight-asian="bold" style:font-size-complex="11pt"/>
    </style:style>
    <style:style style:name="Heading_20_5_20_Char" style:display-name="Heading 5 Char" style:family="text" loext:linked-style-name="Heading_20_5">
      <style:text-properties style:font-name="Arial" fo:font-family="Arial" style:font-family-generic="roman" style:font-pitch="variable" fo:language="de" fo:country="DE" fo:font-weight="bold" style:letter-kerning="true" style:font-name-asian="Times" style:font-family-asian="Times" style:font-family-generic-asian="system" style:font-pitch-asian="variable" style:font-weight-asian="bold" style:font-size-complex="11pt"/>
    </style:style>
    <style:style style:name="Heading_20_6_20_Char" style:display-name="Heading 6 Char" style:family="text" loext:linked-style-name="Heading_20_6">
      <style:text-properties style:font-name="Arial" fo:font-family="Arial" style:font-family-generic="roman" style:font-pitch="variable" fo:language="de" fo:country="DE" fo:font-style="italic" style:letter-kerning="true" style:font-name-asian="Times" style:font-family-asian="Times" style:font-family-generic-asian="system" style:font-pitch-asian="variable" style:font-style-asian="italic" style:font-size-complex="11pt"/>
    </style:style>
    <style:style style:name="Heading_20_7_20_Char" style:display-name="Heading 7 Char" style:family="text" loext:linked-style-name="Heading_20_7">
      <style:text-properties style:font-name="Arial" fo:font-family="Arial" style:font-family-generic="roman" style:font-pitch="variable" fo:language="de" fo:country="DE"/>
    </style:style>
    <style:style style:name="Heading_20_8_20_Char" style:display-name="Heading 8 Char" style:family="text" loext:linked-style-name="Heading_20_8">
      <style:text-properties style:font-name="Arial" fo:font-family="Arial" style:font-family-generic="roman" style:font-pitch="variable" fo:language="de" fo:country="DE" fo:font-style="italic" style:font-style-asian="italic"/>
    </style:style>
    <style:style style:name="Heading_20_9_20_Char" style:display-name="Heading 9 Char" style:family="text" loext:linked-style-name="Heading_20_9">
      <style:text-properties style:font-name="Arial" fo:font-family="Arial" style:font-family-generic="roman" style:font-pitch="variable" fo:font-size="9pt" fo:language="de" fo:country="DE" fo:font-style="italic" style:font-size-asian="9pt" style:font-style-asian="italic"/>
    </style:style>
    <style:style style:name="Strong" style:family="text">
      <style:text-properties fo:font-weight="bold" style:font-weight-asian="bold" style:font-weight-complex="bold"/>
    </style:style>
    <style:style style:name="Header_20_Char" style:display-name="Header Char" style:family="text" loext:linked-style-name="Header">
      <style:text-properties style:font-name="Arial" fo:font-family="Arial" style:font-family-generic="roman" style:font-pitch="variable" fo:language="de" fo:country="DE"/>
    </style:style>
    <style:style style:name="Footer_20_Char" style:display-name="Footer Char" style:family="text" loext:linked-style-name="Footer">
      <style:text-properties style:font-name="Arial" fo:font-family="Arial" style:font-family-generic="roman" style:font-pitch="variable" fo:language="de" fo:country="DE"/>
    </style:style>
    <style:style style:name="Balloon_20_Text_20_Char" style:display-name="Balloon Text Char" style:family="text" loext:linked-style-name="Balloon_20_Text">
      <style:text-properties style:font-name="Tahoma" fo:font-family="Tahoma" style:font-family-generic="roman" style:font-pitch="variable" fo:font-size="8pt" fo:language="de" fo:country="DE" style:font-size-asian="8pt" style:font-name-complex="Tahoma1" style:font-family-complex="Tahoma" style:font-family-generic-complex="system" style:font-pitch-complex="variable" style:font-size-complex="8pt"/>
    </style:style>
    <style:style style:name="Footnote_20_Text_20_Char" style:display-name="Footnote Text Char" style:family="text" loext:linked-style-name="Footnote">
      <style:text-properties style:font-name="Arial" fo:font-family="Arial" style:font-family-generic="roman" style:font-pitch="variabl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762cm" fo:margin-left="-0.649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1.016cm" fo:margin-left="-0.395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text:list-tab-stop-position="0.367cm" fo:text-indent="-1.778cm" fo:margin-left="0.367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text:list-tab-stop-position="0.621cm" fo:text-indent="-2.032cm" fo:margin-left="0.621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text:list-tab-stop-position="0.875cm" fo:text-indent="-2.286cm" fo:margin-left="0.875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text:list-tab-stop-position="1.129cm" fo:text-indent="-2.54cm" fo:margin-left="1.129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text:list-tab-stop-position="1.383cm" fo:text-indent="-2.794cm" fo:margin-left="1.383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762cm" fo:margin-left="-0.649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1.016cm" fo:margin-left="-0.395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text:list-tab-stop-position="0.367cm" fo:text-indent="-1.778cm" fo:margin-left="0.367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text:list-tab-stop-position="0.621cm" fo:text-indent="-2.032cm" fo:margin-left="0.621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text:list-tab-stop-position="0.875cm" fo:text-indent="-2.286cm" fo:margin-left="0.875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text:list-tab-stop-position="1.129cm" fo:text-indent="-2.54cm" fo:margin-left="1.129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text:list-tab-stop-position="1.383cm" fo:text-indent="-2.794cm" fo:margin-left="1.38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Calibri" fo:font-style="italic" officeooo:rsid="0020d94d" style:font-style-asian="italic" style:font-name-complex="Calibri1"/>
    </style:style>
    <style:style style:name="MP2" style:family="paragraph" style:parent-style-name="Header">
      <style:paragraph-properties fo:margin-top="0cm" fo:margin-bottom="0.229cm" style:contextual-spacing="false"/>
      <style:text-properties style:font-name="Calibri" style:font-name-complex="Calibri1"/>
    </style:style>
    <style:style style:name="MP3" style:family="paragraph" style:parent-style-name="Footer">
      <style:paragraph-properties fo:margin-top="0cm" fo:margin-bottom="0.229cm" style:contextual-spacing="false" fo:text-align="end" style:justify-single-word="false"/>
    </style:style>
    <style:style style:name="MP4" style:family="paragraph" style:parent-style-name="Header">
      <style:paragraph-properties fo:margin-top="0cm" fo:margin-bottom="0.229cm" style:contextual-spacing="false" fo:text-align="center" style:justify-single-word="false"/>
    </style:style>
    <style:style style:name="MP5" style:family="paragraph">
      <loext:graphic-properties draw:fill="solid" draw:fill-color="#b8cce4"/>
      <style:paragraph-properties fo:text-align="start"/>
    </style:style>
    <style:style style:name="MP6" style:family="paragraph">
      <loext:graphic-properties draw:fill="none"/>
      <style:paragraph-properties fo:text-align="start"/>
      <style:text-properties fo:font-size="10pt"/>
    </style:style>
    <style:style style:name="MT1" style:family="text">
      <style:text-properties style:font-name="Berlin Sans FB" fo:font-size="11pt" style:font-size-asian="11pt" style:font-size-complex="11pt"/>
    </style:style>
    <style:style style:name="MT2" style:family="text">
      <style:text-properties style:font-name="Berlin Sans FB" fo:font-size="14pt" style:font-size-asian="14pt" style:font-size-complex="14pt"/>
    </style:style>
    <style:style style:name="MT3" style:family="text">
      <style:text-properties fo:color="#00b0f0" loext:opacity="100%" style:font-name="Berlin Sans FB" fo:font-size="14pt" style:font-size-asian="14pt" style:font-size-complex="14pt"/>
    </style:style>
    <style:style style:name="MT4" style:family="text">
      <style:text-properties style:font-name="Berlin Sans FB" fo:font-size="11pt" officeooo:rsid="0020d94d" style:font-size-asian="11pt" style:font-size-complex="11pt"/>
    </style:style>
    <style:style style:name="MT5" style:family="text">
      <style:text-properties style:font-name="Berlin Sans FB" fo:font-size="9pt" style:font-size-asian="9pt" style:font-size-complex="9pt"/>
    </style:style>
    <style:style style:name="MT6" style:family="text">
      <style:text-properties style:font-name="Berlin Sans FB" fo:font-size="9pt" officeooo:rsid="0020d94d" style:font-size-asian="9pt" style:font-size-complex="9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fo:margin-left="0.302cm" fo:margin-right="0.335cm" fo:margin-top="0cm" fo:margin-bottom="0.028cm" style:run-through="background" style:wrap="none" style:vertical-pos="from-top" style:vertical-rel="line" style:horizontal-pos="from-left" style:horizontal-rel="page" draw:wrap-influence-on-position="once-concurrent" loext:allow-overlap="true" style:flow-with-text="false"/>
    </style:style>
    <style:style style:name="Mgr2" style:family="graphic" style:parent-style-name="Frame">
      <style:graphic-properties draw:stroke="none" svg:stroke-width="0cm" draw:fill="solid" draw:fill-color="#b8cce4" draw:textarea-vertical-align="top" draw:auto-grow-height="false" fo:min-height="0.764cm" fo:min-width="13.917cm" fo:padding-top="0cm" fo:padding-bottom="0cm" fo:padding-left="0cm" fo:padding-right="0cm" fo:wrap-option="wrap" style:run-through="background"/>
    </style:style>
    <style:style style:name="Mgr3" style:family="graphic">
      <style:graphic-properties draw:stroke="solid" svg:stroke-width="0.026cm" svg:stroke-color="#595959" draw:stroke-linejoin="miter" draw:fill="none" loext:fill-use-slide-background="false" draw:textarea-vertical-align="top" draw:auto-grow-height="false" fo:min-height="0.967cm" fo:min-width="15.529cm" fo:padding-top="0cm" fo:padding-bottom="0cm" fo:padding-left="0cm" fo:padding-right="0cm" fo:wrap-option="wrap" style:run-through="background"/>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Intelligent OpenShift Management</text:p>
        <text:p text:style-name="MP2"/>
      </style:header>
      <style:footer>
        <text:p text:style-name="MP3"><draw:g text:anchor-type="char" draw:z-index="0" draw:name="Group 31" draw:style-name="Mgr1"><draw:custom-shape draw:style-name="Mgr2" draw:text-style-name="MP5" svg:width="13.916cm" svg:height="0.763cm" svg:x="2.937cm" svg:y="0.146cm"><text:p text:style-name="MP4"><text:span text:style-name="MT1">Cartheur Research, B.V. <text:s/></text:span><text:span text:style-name="MT2"><text:s/></text:span><text:span text:style-name="MT3">|</text:span><text:span text:style-name="MT2"> <text:s/></text:span><text:span text:style-name="MT4">A.I. in OpenShift</text:span><text:span text:style-name="MT2"> <text:s/></text:span><text:span text:style-name="MT3">|</text:span><text:span text:style-name="MT2"> <text:s text:c="2"/></text:span><text:span text:style-name="MT5">Leiden, The Netherlands – </text:span><text:span text:style-name="MT6">cartheur@pm.m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3" draw:text-style-name="MP6" svg:width="15.528cm" svg:height="0.966cm" svg:x="2.769cm" svg:y="0.05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Mfr1" draw:name="Picture 6" text:anchor-type="char" svg:x="14.64cm" svg:y="-0.196cm" svg:width="1.171cm" svg:height="1.328cm" draw:z-index="2"><draw:image xlink:href="Pictures/100000000000004E000000590F999CE8DAB42A3A.png" xlink:type="simple" xlink:show="embed" xlink:actuate="onLoad" draw:mime-type="image/png"/></draw:frame></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4-30T08:08:00</meta:creation-date>
    <meta:initial-creator>dr.c.a.tucker</meta:initial-creator>
    <meta:keyword>animals</meta:keyword>
    <meta:keyword>toys</meta:keyword>
    <dc:language>en-US</dc:language>
    <meta:print-date>2022-12-14T12:39:11.601000000</meta:print-date>
    <dc:date>2022-12-15T11:07:40.150000000</dc:date>
    <meta:editing-cycles>185</meta:editing-cycles>
    <dc:title>Increase of paddle span b using wireless-power coupling between rigid masts</dc:title>
    <meta:editing-duration>PT13H53M44S</meta:editing-duration>
    <meta:generator>LibreOffice/7.4.2.3$Windows_X86_64 LibreOffice_project/382eef1f22670f7f4118c8c2dd222ec7ad009daf</meta:generator>
    <meta:document-statistic meta:table-count="0" meta:image-count="1" meta:object-count="0" meta:page-count="2" meta:paragraph-count="22" meta:word-count="961" meta:character-count="6250" meta:non-whitespace-character-count="5304"/>
    <meta:user-defined meta:name="AppVersion">15.0000</meta:user-defined>
    <meta:user-defined meta:name="Company">Infor</meta:user-defined>
    <meta:user-defined meta:name="MTWinEqns" meta:value-type="boolean">true</meta:user-defined>
    <meta:template xlink:type="simple" xlink:actuate="onRequest" xlink:title="Normal" xlink:href=""/>
  </office:meta>
</office:document-meta>
</file>